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Source Han Sans Regular" svg:font-family="'Source Han Sans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draw:marker-start-width="0.242cm" draw:marker-end-width="0.242cm" draw:textarea-horizontal-align="justify" draw:textarea-vertical-align="middle" draw:auto-grow-height="false" fo:min-height="4.756cm" fo:min-width="7.186cm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draw:marker-start-width="0.242cm" draw:marker-end-width="0.242cm" draw:textarea-horizontal-align="justify" draw:textarea-vertical-align="middle" draw:auto-grow-height="false" fo:min-height="4.755cm" fo:min-width="7.186cm" fo:padding-top="0.139cm" fo:padding-bottom="0.139cm" fo:padding-left="0.264cm" fo:padding-right="0.264cm"/>
    </style:style>
    <style:style style:name="gr3" style:family="graphic" style:parent-style-name="standard">
      <style:graphic-properties svg:stroke-width="0.212cm" svg:stroke-color="#000000" draw:marker-start-width="0.518cm" draw:marker-end-width="0.518cm" draw:textarea-vertical-align="middle" fo:padding-top="0.231cm" fo:padding-bottom="0.231cm" fo:padding-left="0.356cm" fo:padding-right="0.356cm"/>
    </style:style>
    <style:style style:name="gr4" style:family="graphic" style:parent-style-name="standard">
      <style:graphic-properties draw:stroke="none" svg:stroke-color="#000000" draw:fill="none" draw:fill-color="#ffffff" fo:min-height="1.153cm"/>
    </style:style>
    <style:style style:name="gr5" style:family="graphic" style:parent-style-name="standard">
      <style:graphic-properties draw:stroke="none" svg:stroke-color="#000000" draw:fill="none" draw:fill-color="#ffffff" fo:min-height="1.985cm"/>
    </style:style>
    <style:style style:name="gr6" style:family="graphic" style:parent-style-name="standard">
      <style:graphic-properties draw:stroke="none" svg:stroke-color="#000000" draw:fill="none" draw:fill-color="#ffffff" fo:min-height="1.15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84cm" fo:min-width="2.2cm"/>
    </style:style>
    <style:style style:name="P1" style:family="paragraph">
      <style:paragraph-properties fo:text-align="center"/>
      <style:text-properties fo:font-size="26pt" fo:font-weight="bold"/>
    </style:style>
    <style:style style:name="P2" style:family="paragraph">
      <style:text-properties fo:font-size="18pt" fo:font-weight="bold"/>
    </style:style>
    <style:style style:name="P3" style:family="paragraph">
      <loext:graphic-properties draw:fill="none" draw:fill-color="#ffffff"/>
      <style:text-properties fo:font-size="18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7.686cm" svg:height="5.006cm" svg:x="1.598cm" svg:y="3.394cm">
          <text:p text:style-name="P1">Buyers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7.686cm" svg:height="5.005cm" svg:x="18.587cm" svg:y="9.404cm">
          <text:p text:style-name="P1">Actions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7.686cm" svg:height="5.006cm" svg:x="1.672cm" svg:y="14.409cm">
          <text:p text:style-name="P1">Product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9.358cm" svg:y1="16.912cm" svg:x2="22.43cm" svg:y2="14.409cm" draw:start-shape="id1" draw:start-glue-point="1" draw:end-shape="id2" draw:end-glue-point="2" svg:d="M9358 16912h13072v-2503" svg:viewBox="0 0 13073 2504">
          <text:p/>
        </draw:connector>
        <draw:connector draw:style-name="gr3" draw:text-style-name="P1" draw:layer="layout" svg:x1="9.284cm" svg:y1="5.897cm" svg:x2="22.43cm" svg:y2="9.404cm" draw:start-shape="id3" draw:start-glue-point="1" draw:end-shape="id2" draw:end-glue-point="0" svg:d="M9284 5897h13146v3507" svg:viewBox="0 0 13147 3508">
          <text:p/>
        </draw:connector>
        <draw:frame draw:style-name="gr4" draw:text-style-name="P3" draw:layer="layout" svg:width="5.641cm" svg:height="1.403cm" svg:x="9.483cm" svg:y="15.932cm">
          <draw:text-box>
            <text:p text:style-name="P2">name</text:p>
          </draw:text-box>
        </draw:frame>
        <draw:frame draw:style-name="gr5" draw:text-style-name="P3" draw:layer="layout" svg:width="7.691cm" svg:height="2.235cm" svg:x="16.255cm" svg:y="14.409cm">
          <draw:text-box>
            <text:p text:style-name="P2">context_product</text:p>
          </draw:text-box>
        </draw:frame>
        <draw:frame draw:style-name="gr6" draw:text-style-name="P3" draw:layer="layout" svg:width="7.69cm" svg:height="1.404cm" svg:x="9.439cm" svg:y="4.93cm">
          <draw:text-box>
            <text:p text:style-name="P2">owner</text:p>
          </draw:text-box>
        </draw:frame>
        <draw:frame draw:style-name="gr7" draw:text-style-name="P3" draw:layer="layout" svg:width="3.745cm" svg:height="2.234cm" svg:x="19.426cm" svg:y="8.318cm">
          <draw:text-box>
            <text:p text:style-name="P2">user_i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Source Han Sans Regular" svg:font-family="'Source Han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1T15:27:01.394374383</meta:creation-date>
    <dc:date>2018-01-21T15:41:15.393061075</dc:date>
    <meta:editing-duration>PT11M24S</meta:editing-duration>
    <meta:editing-cycles>3</meta:editing-cycles>
    <meta:generator>LibreOffice/5.3.7.2.0$Linux_X86_64 LibreOffice_project/30m0$Build-2</meta:generator>
    <meta:document-statistic meta:object-count="9"/>
  </office:meta>
</office:document-meta>
</file>